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729fcf" draw:fill-gradient-name="Tango_20_Green" draw:textarea-horizontal-align="justify" draw:textarea-vertical-align="middle" draw:auto-grow-height="false" fo:min-height="1.02cm" fo:min-width="7.599cm" draw:shadow="visible" draw:shadow-offset-x="0.051cm" draw:shadow-offset-y="0.051cm"/>
    </style:style>
    <style:style style:name="gr2" style:family="graphic" style:parent-style-name="standard">
      <style:graphic-properties draw:fill="gradient" draw:fill-color="#729fcf" draw:fill-gradient-name="Tango_20_Green" draw:textarea-horizontal-align="justify" draw:textarea-vertical-align="middle" draw:auto-grow-height="false" fo:min-height="1.02cm" fo:min-width="4.681cm" draw:shadow="visible" draw:shadow-offset-x="0.051cm" draw:shadow-offset-y="0.051cm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 fo:min-height="0.131cm" fo:min-width="0.008cm"/>
    </style:style>
    <style:style style:name="gr4" style:family="graphic" style:parent-style-name="objectwithoutfill">
      <style:graphic-properties svg:stroke-width="0.035cm" draw:marker-start-width="0.252cm" draw:marker-end="Symmetric_20_Arrow" draw:marker-end-width="0.352cm" draw:fill="solid" draw:fill-color="#729fc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878cm"/>
    </style:style>
    <style:style style:name="gr6" style:family="graphic" style:parent-style-name="standard">
      <style:graphic-properties draw:fill="gradient" draw:fill-color="#729fcf" draw:fill-gradient-name="Tango_20_Green" draw:textarea-horizontal-align="justify" draw:textarea-vertical-align="middle" draw:auto-grow-height="false" fo:min-height="1.02cm" fo:min-width="4.825cm" draw:shadow="visible" draw:shadow-offset-x="0.051cm" draw:shadow-offset-y="0.051cm"/>
    </style:style>
    <style:style style:name="gr7" style:family="graphic" style:parent-style-name="objectwithoutfill">
      <style:graphic-properties svg:stroke-width="0.035cm" draw:marker-start-width="0.252cm" draw:marker-end="Diamond" draw:marker-end-width="0.352cm" draw:fill="solid" draw:fill-color="#729fcf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fill="gradient" draw:fill-color="#729fcf" draw:fill-gradient-name="Tango_20_Green" draw:textarea-horizontal-align="justify" draw:textarea-vertical-align="middle" draw:auto-grow-height="false" fo:min-height="1.02cm" fo:min-width="6.228cm" draw:shadow="visible" draw:shadow-offset-x="0.051cm" draw:shadow-offset-y="0.051cm"/>
    </style:style>
    <style:style style:name="gr9" style:family="graphic" style:parent-style-name="standard">
      <style:graphic-properties svg:stroke-color="#ffffff" svg:stroke-opacity="0%" draw:fill="none" draw:textarea-horizontal-align="justify" draw:textarea-vertical-align="middle" draw:auto-grow-height="false" fo:min-height="0.258cm" fo:min-width="0.135cm"/>
    </style:style>
    <style:style style:name="gr10" style:family="graphic" style:parent-style-name="standard">
      <style:graphic-properties draw:fill="gradient" draw:fill-color="#729fcf" draw:fill-gradient-name="Tango_20_Green" draw:textarea-horizontal-align="justify" draw:textarea-vertical-align="middle" draw:auto-grow-height="false" fo:min-height="1.02cm" fo:min-width="4.977cm" draw:shadow="visible" draw:shadow-offset-x="0.051cm" draw:shadow-offset-y="0.051cm"/>
    </style:style>
    <style:style style:name="gr11" style:family="graphic" style:parent-style-name="standard">
      <style:graphic-properties draw:fill="gradient" draw:fill-color="#729fcf" draw:fill-gradient-name="Tango_20_Green" draw:textarea-horizontal-align="justify" draw:textarea-vertical-align="middle" draw:auto-grow-height="false" fo:min-height="1.02cm" fo:min-width="7.133cm" draw:shadow="visible" draw:shadow-offset-x="0.051cm" draw:shadow-offset-y="0.051cm"/>
    </style:style>
    <style:style style:name="gr12" style:family="graphic" style:parent-style-name="objectwithoutfill">
      <style:graphic-properties draw:marker-end="Diamon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729fcf" draw:fill-gradient-name="Tango_20_Green"/>
      <style:paragraph-properties fo:text-align="center"/>
      <style:text-properties style:font-name="Estrangelo Nisibin" fo:font-weight="bold"/>
    </style:style>
    <style:style style:name="P3" style:family="paragraph">
      <loext:graphic-properties draw:fill="none"/>
      <style:paragraph-properties fo:text-align="center"/>
      <style:text-properties style:font-name="Estrangelo Nisibin" fo:font-weight="bold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Estrangelo Nisibin" fo:font-size="11pt" fo:font-weight="bold" style:font-size-asian="11pt" style:font-size-complex="11pt"/>
    </style:style>
    <style:style style:name="T2" style:family="text">
      <style:text-properties style:font-name="Estrangelo Nisibin" fo:font-weight="bold"/>
    </style:style>
    <style:style style:name="T3" style:family="text">
      <style:text-properties style:font-name="Estrangelo Nisibin" fo:font-size="13pt" fo:font-weight="bold" style:font-size-asian="13pt" style:font-size-complex="13pt"/>
    </style:style>
    <style:style style:name="T4" style:family="text">
      <style:text-properties style:font-name="Estrangelo Nisibin" fo:font-size="15pt" fo:font-weight="bold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8.099cm" svg:height="1.27cm" svg:x="32.525cm" svg:y="5.409cm">
          <text:p text:style-name="P1"><text:span text:style-name="T1">WifiStateChangeBroadcastRece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5.181cm" svg:height="1.27cm" svg:x="17.475cm" svg:y="1.381cm">
          <text:p text:style-name="P1"><text:span text:style-name="T2">HomeA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08cm" svg:height="0.381cm" svg:x="14.679cm" svg:y="22.1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0.381cm" svg:x="24.647cm" svg:y="22.1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181cm" svg:height="1.27cm" svg:x="11.5cm" svg:y="5.407cm">
          <text:p text:style-name="P1"><text:span text:style-name="T3">ReceiveCallA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5.181cm" svg:height="1.27cm" svg:x="23.5cm" svg:y="5.407cm">
          <text:p text:style-name="P1"><text:span text:style-name="T4">MakeCallA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20.065cm" svg:y1="2.651cm" svg:x2="14.09cm" svg:y2="5.407cm" draw:start-shape="id1" draw:start-glue-point="2" draw:end-shape="id2" draw:end-glue-point="0" svg:d="M20065 2651l-5975 2756" svg:viewBox="0 0 5976 2757">
          <text:p/>
        </draw:connector>
        <draw:connector draw:style-name="gr4" draw:text-style-name="P4" draw:layer="layout" draw:type="line" svg:x1="20.065cm" svg:y1="2.651cm" svg:x2="26.09cm" svg:y2="5.407cm" draw:start-shape="id1" draw:start-glue-point="2" draw:end-shape="id3" draw:end-glue-point="0" svg:d="M20065 2651l6025 2756" svg:viewBox="0 0 6026 2757">
          <text:p/>
        </draw:connector>
        <draw:frame draw:style-name="gr5" draw:text-style-name="P5" draw:layer="layout" svg:width="0.889cm" svg:height="1.128cm" svg:x="17.949cm" svg:y="2.405cm">
          <draw:text-box>
            <text:p>1</text:p>
          </draw:text-box>
        </draw:frame>
        <draw:frame draw:style-name="gr5" draw:text-style-name="P5" draw:layer="layout" svg:width="0.889cm" svg:height="1.128cm" svg:x="21.15cm" svg:y="2.405cm">
          <draw:text-box>
            <text:p>1</text:p>
          </draw:text-box>
        </draw:frame>
        <draw:frame draw:style-name="gr5" draw:text-style-name="P5" draw:layer="layout" svg:width="0.889cm" svg:height="1.128cm" svg:x="13.55cm" svg:y="4.405cm">
          <draw:text-box>
            <text:p>1</text:p>
          </draw:text-box>
        </draw:frame>
        <draw:frame draw:style-name="gr5" draw:text-style-name="P5" draw:layer="layout" svg:width="0.889cm" svg:height="1.128cm" svg:x="25.95cm" svg:y="4.405cm">
          <draw:text-box>
            <text:p>1</text:p>
          </draw:text-box>
        </draw:frame>
        <draw:frame draw:style-name="gr5" draw:text-style-name="P5" draw:layer="layout" svg:width="2.118cm" svg:height="1.128cm" svg:x="14.75cm" svg:y="3.305cm">
          <draw:text-box>
            <text:p>starts</text:p>
          </draw:text-box>
        </draw:frame>
        <draw:frame draw:style-name="gr5" draw:text-style-name="P5" draw:layer="layout" svg:width="2.118cm" svg:height="1.128cm" svg:x="23.25cm" svg:y="3.305cm">
          <draw:text-box>
            <text:p>starts</text:p>
          </draw:text-box>
        </draw:frame>
        <draw:custom-shape draw:style-name="gr6" draw:text-style-name="P2" xml:id="id4" draw:id="id4" draw:layer="layout" svg:width="5.325cm" svg:height="1.27cm" svg:x="1.381cm" svg:y="5.385cm">
          <text:p text:style-name="P1"><text:span text:style-name="T3">SocketServer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6.706cm" svg:y1="6.02cm" svg:x2="11.5cm" svg:y2="6.042cm" draw:start-shape="id4" draw:start-glue-point="1" draw:end-shape="id2" svg:d="M6706 6020l4794 22" svg:viewBox="0 0 4795 23">
          <text:p/>
        </draw:connector>
        <draw:frame draw:style-name="gr5" draw:text-style-name="P5" draw:layer="layout" svg:width="0.889cm" svg:height="1.128cm" svg:x="10.35cm" svg:y="5.105cm">
          <draw:text-box>
            <text:p>1</text:p>
          </draw:text-box>
        </draw:frame>
        <draw:frame draw:style-name="gr5" draw:text-style-name="P5" draw:layer="layout" svg:width="0.889cm" svg:height="1.128cm" svg:x="6.551cm" svg:y="5.105cm">
          <draw:text-box>
            <text:p>1</text:p>
          </draw:text-box>
        </draw:frame>
        <draw:custom-shape draw:style-name="gr8" draw:text-style-name="P2" xml:id="id5" draw:id="id5" draw:layer="layout" svg:width="6.728cm" svg:height="1.27cm" svg:x="32.55cm" svg:y="2.435cm">
          <text:p text:style-name="P1"><text:span text:style-name="T3">SearchForContactsTh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5.181cm" svg:height="1.27cm" svg:x="32.55cm" svg:y="8.435cm">
          <text:p text:style-name="P1"><text:span text:style-name="T4">Cont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6" draw:id="id6" draw:layer="layout" svg:width="0.635cm" svg:height="0.508cm" svg:x="28.491cm" svg:y="5.826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2.55cm" svg:y1="3.07cm" svg:x2="28.808cm" svg:y2="5.826cm" draw:start-shape="id5" draw:start-glue-point="3" draw:end-shape="id6" draw:end-glue-point="0" svg:d="M32550 3070l-3742 2756" svg:viewBox="0 0 3743 2757">
          <text:p/>
        </draw:connector>
        <draw:connector draw:style-name="gr7" draw:text-style-name="P4" draw:layer="layout" draw:type="line" svg:x1="32.525cm" svg:y1="6.044cm" svg:x2="29.126cm" svg:y2="6.08cm" draw:start-shape="id7" draw:start-glue-point="3" draw:end-shape="id6" draw:end-glue-point="1" svg:d="M32525 6044l-3399 36" svg:viewBox="0 0 3400 37">
          <text:p/>
        </draw:connector>
        <draw:connector draw:style-name="gr7" draw:text-style-name="P4" draw:layer="layout" draw:type="line" svg:x1="32.55cm" svg:y1="9.07cm" svg:x2="28.808cm" svg:y2="6.334cm" draw:start-shape="id8" draw:start-glue-point="3" draw:end-shape="id6" draw:end-glue-point="2" svg:d="M32550 9070l-3742-2736" svg:viewBox="0 0 3743 2737">
          <text:p/>
        </draw:connector>
        <draw:frame draw:style-name="gr5" draw:text-style-name="P5" draw:layer="layout" svg:width="0.889cm" svg:height="1.128cm" svg:x="31.851cm" svg:y="2.205cm">
          <draw:text-box>
            <text:p>1</text:p>
          </draw:text-box>
        </draw:frame>
        <draw:frame draw:style-name="gr5" draw:text-style-name="P5" draw:layer="layout" svg:width="0.889cm" svg:height="1.128cm" svg:x="28.951cm" svg:y="4.405cm">
          <draw:text-box>
            <text:p>1</text:p>
          </draw:text-box>
        </draw:frame>
        <draw:frame draw:style-name="gr5" draw:text-style-name="P5" draw:layer="layout" svg:width="0.889cm" svg:height="1.128cm" svg:x="31.851cm" svg:y="5.205cm">
          <draw:text-box>
            <text:p>1</text:p>
          </draw:text-box>
        </draw:frame>
        <draw:frame draw:style-name="gr5" draw:text-style-name="P5" draw:layer="layout" svg:width="0.889cm" svg:height="1.128cm" svg:x="29.452cm" svg:y="5.241cm">
          <draw:text-box>
            <text:p>1</text:p>
          </draw:text-box>
        </draw:frame>
        <draw:frame draw:style-name="gr5" draw:text-style-name="P5" draw:layer="layout" svg:width="1.738cm" svg:height="1.128cm" svg:x="30.992cm" svg:y="8.705cm">
          <draw:text-box>
            <text:p>0...*</text:p>
          </draw:text-box>
        </draw:frame>
        <draw:frame draw:style-name="gr5" draw:text-style-name="P5" draw:layer="layout" svg:width="0.889cm" svg:height="1.128cm" svg:x="28.952cm" svg:y="6.605cm">
          <draw:text-box>
            <text:p>1</text:p>
          </draw:text-box>
        </draw:frame>
        <draw:custom-shape draw:style-name="gr2" draw:text-style-name="P2" xml:id="id9" draw:id="id9" draw:layer="layout" svg:width="5.181cm" svg:height="1.27cm" svg:x="23.525cm" svg:y="14.433cm">
          <text:p text:style-name="P1"><text:span text:style-name="T4">CallingA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0" draw:id="id10" draw:layer="layout" svg:width="5.477cm" svg:height="1.27cm" svg:x="11.369cm" svg:y="14.433cm">
          <text:p text:style-name="P1"><text:span text:style-name="T3">IncomingCallA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26.09cm" svg:y1="6.677cm" svg:x2="26.115cm" svg:y2="14.433cm" draw:start-shape="id3" draw:start-glue-point="2" draw:end-shape="id9" draw:end-glue-point="0" svg:d="M26090 6677l25 7756" svg:viewBox="0 0 26 7757">
          <text:p/>
        </draw:connector>
        <draw:frame draw:style-name="gr5" draw:text-style-name="P5" draw:layer="layout" svg:width="0.889cm" svg:height="1.128cm" svg:x="25.951cm" svg:y="13.405cm">
          <draw:text-box>
            <text:p>1</text:p>
          </draw:text-box>
        </draw:frame>
        <draw:frame draw:style-name="gr5" draw:text-style-name="P5" draw:layer="layout" svg:width="0.889cm" svg:height="1.128cm" svg:x="25.951cm" svg:y="6.605cm">
          <draw:text-box>
            <text:p>1</text:p>
          </draw:text-box>
        </draw:frame>
        <draw:frame draw:style-name="gr5" draw:text-style-name="P5" draw:layer="layout" svg:width="2.118cm" svg:height="1.128cm" svg:x="26.05cm" svg:y="10.005cm">
          <draw:text-box>
            <text:p>starts</text:p>
          </draw:text-box>
        </draw:frame>
        <draw:connector draw:style-name="gr4" draw:text-style-name="P4" draw:layer="layout" draw:type="line" svg:x1="14.09cm" svg:y1="6.677cm" svg:x2="14.107cm" svg:y2="14.433cm" draw:start-shape="id2" draw:end-shape="id10" svg:d="M14090 6677l17 7756" svg:viewBox="0 0 18 7757">
          <text:p/>
        </draw:connector>
        <draw:frame draw:style-name="gr5" draw:text-style-name="P5" draw:layer="layout" svg:width="0.889cm" svg:height="1.128cm" svg:x="13.345cm" svg:y="13.405cm">
          <draw:text-box>
            <text:p>1</text:p>
          </draw:text-box>
        </draw:frame>
        <draw:frame draw:style-name="gr5" draw:text-style-name="P5" draw:layer="layout" svg:width="0.889cm" svg:height="1.128cm" svg:x="13.345cm" svg:y="6.605cm">
          <draw:text-box>
            <text:p>1</text:p>
          </draw:text-box>
        </draw:frame>
        <draw:frame draw:style-name="gr5" draw:text-style-name="P5" draw:layer="layout" svg:width="2.118cm" svg:height="1.128cm" svg:x="12.144cm" svg:y="10.005cm">
          <draw:text-box>
            <text:p>starts</text:p>
          </draw:text-box>
        </draw:frame>
        <draw:custom-shape draw:style-name="gr10" draw:text-style-name="P2" xml:id="id11" draw:id="id11" draw:layer="layout" svg:width="5.477cm" svg:height="1.27cm" svg:x="17.394cm" svg:y="20.459cm">
          <text:p text:style-name="P1"><text:span text:style-name="T3">CallInSessionActiv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4.107cm" svg:y1="15.703cm" svg:x2="20.132cm" svg:y2="20.459cm" draw:start-shape="id10" draw:start-glue-point="2" draw:end-shape="id11" draw:end-glue-point="0" svg:d="M14107 15703l6025 4756" svg:viewBox="0 0 6026 4757">
          <text:p/>
        </draw:connector>
        <draw:connector draw:style-name="gr4" draw:text-style-name="P4" draw:layer="layout" draw:type="line" svg:x1="26.115cm" svg:y1="15.703cm" svg:x2="20.124cm" svg:y2="20.45cm" draw:start-shape="id9" draw:start-glue-point="2" svg:d="M26115 15703l-5991 4747" svg:viewBox="0 0 5992 4748">
          <text:p/>
        </draw:connector>
        <draw:frame draw:style-name="gr5" draw:text-style-name="P5" draw:layer="layout" svg:width="0.889cm" svg:height="1.128cm" svg:x="25.952cm" svg:y="15.505cm">
          <draw:text-box>
            <text:p>1</text:p>
          </draw:text-box>
        </draw:frame>
        <draw:frame draw:style-name="gr5" draw:text-style-name="P5" draw:layer="layout" svg:width="0.889cm" svg:height="1.128cm" svg:x="13.353cm" svg:y="15.505cm">
          <draw:text-box>
            <text:p>1</text:p>
          </draw:text-box>
        </draw:frame>
        <draw:frame draw:style-name="gr5" draw:text-style-name="P5" draw:layer="layout" svg:width="0.889cm" svg:height="1.128cm" svg:x="20.753cm" svg:y="19.505cm">
          <draw:text-box>
            <text:p>1</text:p>
          </draw:text-box>
        </draw:frame>
        <draw:frame draw:style-name="gr5" draw:text-style-name="P5" draw:layer="layout" svg:width="0.889cm" svg:height="1.128cm" svg:x="18.554cm" svg:y="19.505cm">
          <draw:text-box>
            <text:p>1</text:p>
          </draw:text-box>
        </draw:frame>
        <draw:frame draw:style-name="gr5" draw:text-style-name="P5" draw:layer="layout" svg:width="2.118cm" svg:height="1.128cm" svg:x="22.95cm" svg:y="17.705cm">
          <draw:text-box>
            <text:p>starts</text:p>
          </draw:text-box>
        </draw:frame>
        <draw:frame draw:style-name="gr5" draw:text-style-name="P5" draw:layer="layout" svg:width="2.118cm" svg:height="1.128cm" svg:x="15.35cm" svg:y="17.705cm">
          <draw:text-box>
            <text:p>starts</text:p>
          </draw:text-box>
        </draw:frame>
        <draw:custom-shape draw:style-name="gr11" draw:text-style-name="P2" xml:id="id12" draw:id="id12" draw:layer="layout" svg:width="7.633cm" svg:height="1.27cm" svg:x="28.419cm" svg:y="20.485cm">
          <text:p text:style-name="P1"><text:span text:style-name="T3">SendRecordedSoundTimer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type="line" svg:x1="28.419cm" svg:y1="21.12cm" svg:x2="22.871cm" svg:y2="21.094cm" draw:start-shape="id12" draw:start-glue-point="3" draw:end-shape="id11" draw:end-glue-point="1" svg:d="M28419 21120l-5548-26" svg:viewBox="0 0 5549 27">
          <text:p/>
        </draw:connector>
        <draw:frame draw:style-name="gr5" draw:text-style-name="P5" draw:layer="layout" svg:width="0.889cm" svg:height="1.128cm" svg:x="27.753cm" svg:y="20.205cm">
          <draw:text-box>
            <text:p>1</text:p>
          </draw:text-box>
        </draw:frame>
        <draw:frame draw:style-name="gr5" draw:text-style-name="P5" draw:layer="layout" svg:width="0.889cm" svg:height="1.128cm" svg:x="23.054cm" svg:y="20.205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marker draw:name="Diamond" svg:viewBox="0 0 3000 6000" svg:d="M1500 0l1500 3000-1500 3000-1500-300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2" style:font-size-asian="24pt" style:language-asian="zh" style:country-asian="CN" style:font-name-complex="Nimbus Sans 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2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6T08:28:16.741150744</dc:date>
    <meta:editing-duration>PT1H11M13S</meta:editing-duration>
    <meta:editing-cycles>24</meta:editing-cycles>
    <meta:generator>LibreOffice/5.0.5.2$Linux_X86_64 LibreOffice_project/00m0$Build-2</meta:generator>
    <meta:document-statistic meta:object-count="53"/>
  </office:meta>
</office:document-meta>
</file>